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59ca" officeooo:paragraph-rsid="001159ca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59ca" officeooo:paragraph-rsid="001159c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c33" officeooo:paragraph-rsid="00116c33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c01c" officeooo:paragraph-rsid="0011c01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0c16" officeooo:paragraph-rsid="00120c1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159ca" officeooo:paragraph-rsid="001159c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16c33" officeooo:paragraph-rsid="00116c3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1c01c" officeooo:paragraph-rsid="0011c01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20c16" officeooo:paragraph-rsid="00120c16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officeooo:rsid="00120c16" officeooo:paragraph-rsid="00120c16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20c16" officeooo:paragraph-rsid="00120c16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46507" officeooo:paragraph-rsid="00146507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4d069" officeooo:paragraph-rsid="0014d069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146507" officeooo:paragraph-rsid="00146507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14d069" officeooo:paragraph-rsid="00146507" style:font-style-asian="normal" style:font-style-complex="normal"/>
    </style:style>
    <style:style style:name="T1" style:family="text">
      <style:text-properties officeooo:rsid="00120c1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8e09" style:font-style-asian="normal" style:font-style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e de conception CM1<text:line-break/><text:line-break/></text:p>
      <text:p text:style-name="P1"/>
      <text:p text:style-name="P2">4 choses : </text:p>
      <text:p text:style-name="P2"/>
      <text:p text:style-name="P6">Revisions du developpement java<text:line-break/>Le cycle de vie d’un logiciel <text:line-break/>Les bonnes pratiques de conception </text:p>
      <text:p text:style-name="P6">Les design Pattern </text:p>
      <text:p text:style-name="P6">Les tests de Logiciels </text:p>
      <text:p text:style-name="P2"/>
      <text:p text:style-name="P2">Les design Pattern :</text:p>
      <text:p text:style-name="P6"/>
      <text:p text:style-name="P6">Un design pattern, une methode, une « solution » qui vien regler un soucis precis de codage. C’est au dessus de langage, c’est une creation du developpeur. </text:p>
      <text:p text:style-name="P6"><text:s/></text:p>
      <text:p text:style-name="P6"/>
      <text:p text:style-name="P2">JAVA :</text:p>
      <text:p text:style-name="P6">un langage Objet </text:p>
      <text:p text:style-name="P6">un langage compilé (necessite une compilation pour etre runné) </text:p>
      <text:p text:style-name="P7">mais egalement interpreté (neccesite un interpreteur pour etre runné)</text:p>
      <text:p text:style-name="P7"/>
      <text:p text:style-name="P3">La programmation Objet : </text:p>
      <text:p text:style-name="P7"><text:tab/>=/= programmation Operative classique : liste d’instruction, traité, sur des données</text:p>
      <text:p text:style-name="P7"><text:tab/>Alors qu’en objet, on s’interesse au données d’abord, on les analyse, avant de les traiter. </text:p>
      <text:p text:style-name="P7"/>
      <text:p text:style-name="P7"><text:tab/>En Objet, le code est nettement plus lisible et réutilisable (grace a la separation du code, en <text:tab/>classe, et sa factorisation, avec l’heritage) </text:p>
      <text:p text:style-name="P7"><text:tab/></text:p>
      <text:p text:style-name="P4">L’intepretation du Java : </text:p>
      <text:p text:style-name="P4"/>
      <text:p text:style-name="P8">Code Java ( ecrit sur IntelliJ par ex) → Compilation (Javac) → devien du pseudo code →<text:span text:style-name="T1"> Executé par une machine virtuelle (un intepreteur) </text:span></text:p>
      <text:p text:style-name="P7"/>
      <text:p text:style-name="P5">Premier programme Java : </text:p>
      <text:p text:style-name="P5"/>
      <text:p text:style-name="P9"><text:s/>Public class Toto </text:p>
      <text:p text:style-name="P9">{</text:p>
      <text:p text:style-name="P9"><text:tab/>Public static void main (String[] args)</text:p>
      <text:p text:style-name="P9"><text:tab/>{</text:p>
      <text:p text:style-name="P9"><text:tab/>System.out.println (« hello World ! »)</text:p>
      <text:p text:style-name="P9"><text:tab/>}</text:p>
      <text:p text:style-name="P9">}</text:p>
      <text:p text:style-name="P9"/>
      <text:p text:style-name="P9">Le programme va charger une seul méthode main dans le code, lequel ? c’est ecrit dans le manifest</text:p>
      <text:p text:style-name="P9"/>
      <text:p text:style-name="P9">Un nom de classe : Commence par une Majuscule</text:p>
      <text:p text:style-name="P9">une constante : TOUT en majuscule </text:p>
      <text:p text:style-name="P9">une methode : Camel case (ex : UnExempleDeCamelCase)</text:p>
      <text:p text:style-name="P9"/>
      <text:p text:style-name="P9"/>
      <text:p text:style-name="P9"><text:soft-page-break/></text:p>
      <text:p text:style-name="P11">Les variables en Java :</text:p>
      <text:p text:style-name="P11"/>
      <text:p text:style-name="P10"><text:tab/><text:span text:style-name="T2">Variables simples : stocke une valeur précise, et typée</text:span></text:p>
      <text:p text:style-name="P10"><text:span text:style-name="T2"/></text:p>
      <text:p text:style-name="P10"><text:span text:style-name="T2"><text:tab/><text:tab/>int Temperature = 37 </text:span></text:p>
      <text:p text:style-name="P10"><text:span text:style-name="T2"/></text:p>
      <text:p text:style-name="P10"><text:span text:style-name="T2"><text:tab/>Variables référencant des objets : Reference des objets d’une classe particulière. En Java ce </text:span></text:p>
      <text:p text:style-name="P10"><text:span text:style-name="T2"><text:tab/>n’est pas le contenu de l’objet, mais son adresse (question de secu ..)</text:span></text:p>
      <text:p text:style-name="P10"><text:span text:style-name="T2"><text:tab/><text:tab/></text:span></text:p>
      <text:p text:style-name="P10"><text:span text:style-name="T2"><text:tab/><text:tab/>MaClasse reference1= new Ma Classe()</text:span></text:p>
      <text:p text:style-name="P10"><text:span text:style-name="T2"><text:tab/></text:span><text:span text:style-name="T3">Et si on fait une deuxieme reference </text:span></text:p>
      <text:p text:style-name="P10"><text:span text:style-name="T3"><text:tab/><text:tab/>Ma classe reference2= reference 1</text:span></text:p>
      <text:p text:style-name="P10"><text:span text:style-name="T3"><text:tab/>Reference 2 reste un pointeur vers la premiere instance de « MaClasse() »</text:span></text:p>
      <text:p text:style-name="P10"><text:span text:style-name="T2"><text:tab/></text:span></text:p>
      <text:p text:style-name="P10"><text:span text:style-name="T2"><text:tab/></text:span></text:p>
      <text:p text:style-name="P12">Les tableaux en Java :</text:p>
      <text:p text:style-name="P14"/>
      <text:p text:style-name="P14"><text:tab/>Un tableau oui int montableau etc</text:p>
      <text:p text:style-name="P14"><text:tab/>un arraylist c’est mieux, parce qu’on peu l’étendre. </text:p>
      <text:p text:style-name="P14"/>
      <text:p text:style-name="P12">Les instances en Java : </text:p>
      <text:p text:style-name="P14"><text:tab/></text:p>
      <text:p text:style-name="P14"><text:tab/>Une classe est une « usine a <text:s/>Objets »</text:p>
      <text:p text:style-name="P14"><text:tab/>les « objets » qu’elle va créer sont les instances. </text:p>
      <text:p text:style-name="P14"><text:tab/>Une instance n’as pas obligatoirement de nom</text:p>
      <text:p text:style-name="P15"/>
      <text:p text:style-name="P13">Les classes et methodes : </text:p>
      <text:p text:style-name="P13"><text:span text:style-name="T4">Dans cet ordre -&gt;</text:span></text:p>
      <text:p text:style-name="P13"><text:span text:style-name="T4"><text:tab/>Classe NomDeLaClasse </text:span></text:p>
      <text:p text:style-name="P13"><text:span text:style-name="T4"><text:tab/><text:tab/>{</text:span></text:p>
      <text:p text:style-name="P13"><text:span text:style-name="T4"><text:tab/><text:tab/>attributs</text:span></text:p>
      <text:p text:style-name="P13"><text:span text:style-name="T4"><text:tab/><text:tab/>constructeurs</text:span></text:p>
      <text:p text:style-name="P13"><text:span text:style-name="T4"><text:tab/><text:tab/>méthodes</text:span></text:p>
      <text:p text:style-name="P13"><text:span text:style-name="T4"><text:tab/><text:tab/>}</text:span></text:p>
      <text:p text:style-name="P13"><text:span text:style-name="T4"/></text:p>
      <text:p text:style-name="P13"><text:span text:style-name="T4">Plusieurs méthodes peuvent avoir le meme nom, ce qui les differencie : leurs parametres </text:span></text:p>
      <text:p text:style-name="P13"><text:span text:style-name="T4"><text:tab/>Ex : </text:span></text:p>
      <text:p text:style-name="P13"><text:span text:style-name="T4"><text:tab/>public avancer (int) {}</text:span></text:p>
      <text:p text:style-name="P13"><text:span text:style-name="T4"><text:tab/>public avancer (string) {}</text:span></text:p>
      <text:p text:style-name="P13"><text:span text:style-name="T4"/></text:p>
      <text:p text:style-name="P13"><text:span text:style-name="T4"/></text:p>
      <text:p text:style-name="P14"/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11:11:50.591000000</dc:date>
    <meta:editing-duration>PT11M5S</meta:editing-duration>
    <meta:editing-cycles>2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63" meta:word-count="393" meta:character-count="2361" meta:non-whitespace-character-count="1950"/>
  </office:meta>
</office:document-meta>
</file>